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1　可変長の引数（順伝播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1.1　Functionクラスの修正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1.2　Add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2　可変長の引数（改善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1　1つ目の改善：関数を使いやすく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2　2つ目の改善：関数を実装しやすく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3　add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3　可変長の引数（逆伝播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3.1　可変長引数に対応したAddクラスの逆伝播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3.2　Variableクラスの修正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4">
          <table:table-cell office:value-type="string" calcext:value-type="string">
            <text:p><text:s text:c="8"/>13.3　Squar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4　同じ変数を繰り返し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1　問題の原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2　解決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3　微分をリセット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5　複雑な計算グラフ（理論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5.1　逆伝播の正しい順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5.2　現状のDeZ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5.3　関数の優先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6　複雑な計算グラフ（実装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6.1　世代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6.2　世代順に取り出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6.4　動作確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9　変数を使いやす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3　パッケージとしてまとめ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1　ファイル構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2　コアクラスへの移し替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3　演算子のオーバーロ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4　実際の__init__.pyファイ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5　dezeroのインポー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1　Sphere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2　matyas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3　Goldstein-Price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number-columns-repeated="2"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/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/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7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00/00/00</text:date>, <text:time style:data-style-name="N2" text:time-value="11:58:18.719574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18T15:17:33.580857716</dc:date>
    <meta:editing-duration>PT4H47M9S</meta:editing-duration>
    <meta:editing-cycles>18</meta:editing-cycles>
    <meta:document-statistic meta:table-count="6" meta:cell-count="342" meta:object-count="0"/>
    <meta:user-defined meta:name=""/>
  </office:meta>
</office:document-meta>
</file>